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3" style:family="table">
      <style:table-properties style:width="17.009cm" fo:margin-left="0cm" table:align="left"/>
    </style:style>
    <style:style style:name="Table13.A" style:family="table-column">
      <style:table-column-properties style:column-width="4.914cm"/>
    </style:style>
    <style:style style:name="Table13.B" style:family="table-column">
      <style:table-column-properties style:column-width="12.095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6" style:family="table-row">
      <style:table-row-properties style:min-row-height="0.63cm"/>
    </style:style>
    <style:style style:name="P1" style:family="paragraph" style:parent-style-name="Standard">
      <style:text-properties fo:color="#000000" style:font-name="Times New Roman"/>
    </style:style>
    <style:style style:name="P2" style:family="paragraph" style:parent-style-name="Text_20_body">
      <style:text-properties fo:color="#000000"/>
    </style:style>
    <style:style style:name="P3" style:family="paragraph" style:parent-style-name="Text_20_body">
      <style:text-properties fo:color="#000000" style:font-name="Times New Roman"/>
    </style:style>
    <style:style style:name="P4" style:family="paragraph" style:parent-style-name="Text_20_body">
      <style:paragraph-properties fo:margin-left="1.251cm" fo:margin-right="0cm" fo:text-indent="0cm" style:auto-text-indent="false"/>
      <style:text-properties fo:color="#000000" style:font-name="Courier New"/>
    </style:style>
    <style:style style:name="P5" style:family="paragraph" style:parent-style-name="Table_20_Contents">
      <style:text-properties fo:color="#000000" style:font-name="Courier New"/>
    </style:style>
    <style:style style:name="P6" style:family="paragraph" style:parent-style-name="Table_20_Contents">
      <style:text-properties fo:color="#000000" style:font-name="Times New Roman"/>
    </style:style>
    <style:style style:name="P7" style:family="paragraph" style:parent-style-name="Table_20_Contents">
      <style:text-properties fo:color="#000000" style:font-name="Times New Roman" fo:font-style="normal" style:font-style-asian="normal" style:font-style-complex="normal"/>
    </style:style>
    <style:style style:name="P8" style:family="paragraph" style:parent-style-name="Table_20_Heading">
      <style:text-properties fo:color="#000000" style:font-name="Times New Roman"/>
    </style:style>
    <style:style style:name="P9" style:family="paragraph" style:parent-style-name="Text_20_body">
      <style:text-properties fo:color="#000000"/>
    </style:style>
    <style:style style:name="P10" style:family="paragraph" style:parent-style-name="Text_20_body">
      <style:text-properties fo:color="#000000" style:font-name="Times New Roman"/>
    </style:style>
    <style:style style:name="P11" style:family="paragraph" style:parent-style-name="Text_20_body" style:list-style-name="L4">
      <style:text-properties fo:color="#000000" style:font-name="Times New Roman"/>
    </style:style>
    <style:style style:name="P12" style:family="paragraph" style:parent-style-name="Text_20_body">
      <style:paragraph-properties fo:margin-left="1.251cm" fo:margin-right="0cm" fo:text-indent="0cm" style:auto-text-indent="false"/>
      <style:text-properties fo:color="#000000" style:font-name="Courier New"/>
    </style:style>
    <style:style style:name="P13" style:family="paragraph" style:parent-style-name="Heading_20_1">
      <style:text-properties fo:color="#000000"/>
    </style:style>
    <style:style style:name="P14" style:family="paragraph" style:parent-style-name="Heading_20_1">
      <style:paragraph-properties fo:text-align="center" style:justify-single-word="false"/>
      <style:text-properties fo:color="#000000"/>
    </style:style>
    <style:style style:name="P15" style:family="paragraph" style:parent-style-name="Table_20_Contents" style:list-style-name="L1">
      <style:text-properties fo:color="#000000" style:font-name="Times New Roman"/>
    </style:style>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Asteroid Data Hunter Marathon Match 2<text:line-break/>Asteroid Detector<text:line-break/>Post-match package</text:h>
      <text:h text:style-name="P13" text:outline-level="1">Package summary</text:h>
      <text:p text:style-name="P2">This document describes the contents of the Asteroid Data Hunter package. The archive contains several folders with specific contest related information. A brief description of the contents of each folder is given in the table below:</text:p>
      <text:p text:style-name="P1"/>
      <table:table table:name="Table13" table:style-name="Table13">
        <table:table-column table:style-name="Table13.A"/>
        <table:table-column table:style-name="Table13.B"/>
        <table:table-row>
          <table:table-cell table:style-name="Table13.A1" office:value-type="string">
            <text:p text:style-name="P8">Folder</text:p>
          </table:table-cell>
          <table:table-cell table:style-name="Table13.B1" office:value-type="string">
            <text:p text:style-name="P8">Description</text:p>
          </table:table-cell>
        </table:table-row>
        <table:table-row>
          <table:table-cell table:style-name="Table13.A2" office:value-type="string">
            <text:p text:style-name="P5">problem_statement</text:p>
          </table:table-cell>
          <table:table-cell table:style-name="Table13.B2" office:value-type="string">
            <text:p text:style-name="P6">The problem statement for the contest that was provided to the contestants along with visualizer manual.</text:p>
          </table:table-cell>
        </table:table-row>
        <table:table-row>
          <table:table-cell table:style-name="Table13.A2" office:value-type="string">
            <text:p text:style-name="P5">solutions</text:p>
          </table:table-cell>
          <table:table-cell table:style-name="Table13.B2" office:value-type="string">
            <text:p text:style-name="P6">The source code of the top 5 solutions and solution that will produce the output of the Catalina algorithm.</text:p>
          </table:table-cell>
        </table:table-row>
        <table:table-row>
          <table:table-cell table:style-name="Table13.A2" office:value-type="string">
            <text:p text:style-name="P5">descriptions</text:p>
          </table:table-cell>
          <table:table-cell table:style-name="Table13.B2" office:value-type="string">
            <text:p text:style-name="P6">Algorithm descriptions for the top 5 solutions provided by the contestants.</text:p>
          </table:table-cell>
        </table:table-row>
        <table:table-row>
          <table:table-cell table:style-name="Table13.A2" office:value-type="string">
            <text:p text:style-name="P5">performance_data</text:p>
          </table:table-cell>
          <table:table-cell table:style-name="Table13.B2" office:value-type="string">
            <text:p text:style-name="P6">This folder contains:</text:p>
            <text:list xml:id="list4820215651" text:style-name="L1">
              <text:list-item>
                <text:p text:style-name="P15">Model answers files that contain the ground truth information for each system test case.</text:p>
              </text:list-item>
              <text:list-item>
                <text:p text:style-name="P15">The output of the top 5 solutions for every system test case.</text:p>
              </text:list-item>
            </text:list>
          </table:table-cell>
        </table:table-row>
        <table:table-row table:style-name="Table13.6">
          <table:table-cell table:style-name="Table13.A2" office:value-type="string">
            <text:p text:style-name="P5">data_prep</text:p>
          </table:table-cell>
          <table:table-cell table:style-name="Table13.B2" office:value-type="string">
            <text:p text:style-name="P7">The software that generate script files that can be used to download the training and testing data set. The files needed by the tester are also generated by this software.</text:p>
          </table:table-cell>
        </table:table-row>
        <table:table-row table:style-name="Table13.6">
          <table:table-cell table:style-name="Table13.A2" office:value-type="string">
            <text:p text:style-name="P5">tester</text:p>
          </table:table-cell>
          <table:table-cell table:style-name="Table13.B2" office:value-type="string">
            <text:p text:style-name="P7">The solutions packaged in a compilable format as well as the source code of the visualizer.</text:p>
          </table:table-cell>
        </table:table-row>
      </table:table>
      <text:p text:style-name="P3"/>
      <text:h text:style-name="P13" text:outline-level="1">Data preparation</text:h>
      <text:p text:style-name="P2">This section describes how the data was prepared in order to test the algorithms. In the <text:span text:style-name="T1">data_prep</text:span> folder a <text:span text:style-name="T1">list.txt</text:span> file contains hyper-links to all the files available for the contests. The software reads in the list.txt file and generates script files namely <text:span text:style-name="T1">wget_testdata.sh</text:span> and <text:span text:style-name="T1">wget_traindata.sh</text:span>. The script files will download all the files belonging to each data set.</text:p>
      <text:p text:style-name="P2">The <text:span text:style-name="T1">testdata.txt </text:span>and <text:span text:style-name="T1">traindata.txt </text:span>files are created and contain a list of all the image sets that are used for the testing and training data sets.</text:p>
      <text:h text:style-name="P13" text:outline-level="1">Performance Data</text:h>
      <text:p text:style-name="P2">This section describes the format and details about the provided performance data. The performance data folder contains a folder for each one of the top 5 contestants. The folder for the winning submission would be “alg1_psyho”. This folder contains the exact output of the algorithm for each system test case as used for the marathon match.</text:p>
      <text:p text:style-name="P2">The system test case results can be found in sub-folders. These will only contain one file each, because the system test cases were executed only once for each algorithm. These results will be most valuable for performance analysis. The .csv files are text files that contain the detailed sorted <text:soft-page-break/>list provided by the algorithm.</text:p>
      <text:p text:style-name="P2">The “model_answers” folder contains the ground truth detections for each test case (Those detections extracted from the .mpcd, .neos and .ephm files). The name of the files corresponds to the number of the test case as mentioned above. For example, the file “100.csv” contains the detections for the first system test case. Each row in a file contains a detection and will look something like this:</text:p>
      <text:p text:style-name="P4">197,01_12OCT17_N15021,0,60.42964,15.890241,19.9,1343,2527,60.429529,15.890326,19.9,1349,2497,60.429416,15.890413,19.9,1338,2534,60.429303,15.8905,19.9,1376,2528</text:p>
      <text:p text:style-name="P3">The elements can be described as follows, in the given order:</text:p>
      <text:list xml:id="list361704833" text:style-name="L4">
        <text:list-item>
          <text:p text:style-name="P11">Detection number : Used to link each model answer to the return values of the algorithm.</text:p>
        </text:list-item>
        <text:list-item>
          <text:p text:style-name="P11">Image ID : Name of the image set for this detection</text:p>
        </text:list-item>
        <text:list-item>
          <text:p text:style-name="P11">NEO flag : This value will be 1 if the detection is a NEO, 0 otherwise.</text:p>
        </text:list-item>
        <text:list-item>
          <text:p text:style-name="P11">RA[0] : RA of the detection in the first image</text:p>
        </text:list-item>
        <text:list-item>
          <text:p text:style-name="P11">DEC[0] : DEC of the detection in the first image</text:p>
        </text:list-item>
        <text:list-item>
          <text:p text:style-name="P11">magnitude[0] : Magnitude of the detection in the first image</text:p>
        </text:list-item>
        <text:list-item>
          <text:p text:style-name="P11">X[0] : X pixel location of the detection in the first image</text:p>
        </text:list-item>
        <text:list-item>
          <text:p text:style-name="P11">Y[0] : Y pixel location of the detection in the first image</text:p>
        </text:list-item>
        <text:list-item>
          <text:p text:style-name="P11">The next elements repeat the RA, DEC, magnitude, X and Y for the next 3 images.</text:p>
        </text:list-item>
      </text:list>
      <text:p text:style-name="P3">The data returned by the algorithms are now described. The first line in each file contains the score calculated by the tester software. The next rows in the result file contain a detection for each row and will look something like this:</text:p>
      <text:p text:style-name="P4">1173,01_10OCT17_N26007,0,21.2466678619,27.2391757965,21.2453594208,27.2387523651,21.2440509796,27.2383289337,21.2427425385,27.2379074097</text:p>
      <text:p text:style-name="P3">The elements can be described as follows, in the given order:</text:p>
      <text:list xml:id="list96015576" text:continue-numbering="true" text:style-name="L4">
        <text:list-item>
          <text:p text:style-name="P11">Detection number : This value will be 0 if the detection was not matched with any detection in the ground truth data, otherwise it will contain the matched detection number.</text:p>
        </text:list-item>
        <text:list-item>
          <text:p text:style-name="P11">Image ID : Name of the image set for this detection</text:p>
        </text:list-item>
        <text:list-item>
          <text:p text:style-name="P11">NEO flag : This value will be 1 if the algorithm think this detection was a NEO, 0 otherwise.</text:p>
        </text:list-item>
        <text:list-item>
          <text:p text:style-name="P11">RA[0] : RA of the detection in the first image</text:p>
        </text:list-item>
        <text:list-item>
          <text:p text:style-name="P11">DEC[0] : DEC of the detection in the first image</text:p>
        </text:list-item>
        <text:list-item>
          <text:p text:style-name="P11">The next elements repeat the RA and DEC for the next 3 images.</text:p>
        </text:list-item>
      </text:list>
      <text:p text:style-name="P3">The solution that outputs the results of the Catalina algorithm simply returns all the detections found in the <text:span text:style-name="T1">.dets</text:span> files for the associated image sets in the same format as the algorithms.</text:p>
      <text:h text:style-name="P13" text:outline-level="1">Solutions summary</text:h>
      <text:p text:style-name="P2">The full algorithm descriptions provided by the contestants can be found in the “descriptions” folder. Most of the top 5 contestants implemented a Random Forest classifier in order to solve the problem. All of them were implemented differently. A different feature set was also used. Machine <text:soft-page-break/>Learning techniques proved to be able to learn and detect moving objects. Contestants aligned the 4 images, created a difference image and extracted movement features in order to train the classifier.</text:p>
      <text:p text:style-name="P2">The algorithm descriptions contain a lot of detail which will not be repeated here.</text:p>
      <text:p text:style-name="P2">None of the top 5 algorithms made explicitly use of the results obtained from the first Asteroid Data Hunter marathon match, but they do agree that it might be valuable to combine algorithms from both marathons in order to improve the results. It would be interesting to see what happens when the Asteroid Rejector is applied on the output of the Asteroid Detector detections.</text:p>
      <text:p text:style-name="P2">The contestants did not put in much effort in flagging NEO's accurately, although some implemented a random forest specifically focussing on identifying NEO's which showed some promise.</text:p>
      <text:p text:style-name="P2">The third placed contestant failed 8 of the 50 test cases because of throwing exceptions when some boundary cases in the test data occurred. If this did not happen, it seems that the contestant might have won the match and his solution should be seriously considered when moving forward. He was also the only one in the top 5 that did not use a random forest classifier.</text:p>
      <text:h text:style-name="P13" text:outline-level="1">Running the solutions</text:h>
      <text:p text:style-name="P2">The tester folder contains the software that can be used to execute the algorithms. The source code of the algorithms can be found in the solutions folder and can be compiled by including the appropriate header in the <text:span text:style-name="T1">main.cpp </text:span>file.</text:p>
      <text:p text:style-name="P2">The source code is in C++ and contains a CMakeLists.txt file for compiling with make lists.</text:p>
      <text:p text:style-name="P2">Details about how to use the visualizer can be found in the manual that resides in the problem_statement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Table" style:family="paragraph" style:parent-style-name="Caption" style:class="extra"/>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 Cronje</meta:initial-creator>
    <meta:creation-date>2013-10-22T21:43:54</meta:creation-date>
    <dc:date>2014-09-29T13:36:38</dc:date>
    <dc:creator>Jaco Cronje</dc:creator>
    <meta:editing-duration>PT12H36M31S</meta:editing-duration>
    <meta:editing-cycles>162</meta:editing-cycles>
    <meta:generator>LibreOffice/3.5$Linux_X86_64 LibreOffice_project/350m1$Build-2</meta:generator>
    <meta:document-statistic meta:table-count="1" meta:image-count="0" meta:object-count="0" meta:page-count="3" meta:paragraph-count="57" meta:word-count="1092" meta:character-count="6620" meta:non-whitespace-character-count="5602"/>
  </office:meta>
</office:document-meta>
</file>